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ize="14pt" fo:font-weight="bold" style:font-size-asian="14pt" style:font-weight-asian="bold" style:font-size-complex="14pt" style:font-weight-complex="bold"/>
    </style:style>
    <style:style style:name="P3" style:family="paragraph" style:parent-style-name="Standard">
      <style:text-properties style:font-name="DejaVu Sans" fo:font-size="14pt" style:font-size-asian="14pt" style:font-size-complex="14pt"/>
    </style:style>
    <style:style style:name="P4" style:family="paragraph" style:parent-style-name="Standard">
      <style:paragraph-properties fo:text-align="center" style:justify-single-word="false"/>
      <style:text-properties style:font-name="DejaVu Sans" fo:font-size="16pt"/>
    </style:style>
    <style:style style:name="P5" style:family="paragraph" style:parent-style-name="Standard">
      <style:paragraph-properties fo:text-align="center" style:justify-single-word="false"/>
      <style:text-properties style:font-name="DejaVu Sans" fo:font-size="18pt"/>
    </style:style>
    <style:style style:name="P6" style:family="paragraph" style:parent-style-name="Standard">
      <style:paragraph-properties fo:text-align="center" style:justify-single-word="false"/>
      <style:text-properties style:font-name="DejaVu Sans" fo:font-size="18pt" fo:font-weight="bold" style:font-weight-asian="bold" style:font-weight-complex="bold"/>
    </style:style>
    <style:style style:name="P7" style:family="paragraph" style:parent-style-name="Standard">
      <style:paragraph-properties fo:text-align="center" style:justify-single-word="false"/>
      <style:text-properties style:font-name="DejaVu Sans" fo:font-size="32pt" fo:font-weight="bold" style:font-weight-asian="bold" style:font-weight-complex="bold"/>
    </style:style>
    <style:style style:name="P8" style:family="paragraph" style:parent-style-name="Standard">
      <style:paragraph-properties fo:text-align="center" style:justify-single-word="false"/>
      <style:text-properties style:font-name="DejaVu Sans"/>
    </style:style>
    <style:style style:name="P9" style:family="paragraph" style:parent-style-name="Standard">
      <style:paragraph-properties fo:margin-left="0.4925in" fo:margin-right="0in" fo:text-indent="0in" style:auto-text-indent="false"/>
      <style:text-properties style:font-name="DejaVu Sans" fo:font-size="14pt" style:font-size-asian="14pt" style:font-size-complex="14pt"/>
    </style:style>
    <style:style style:name="P10" style:family="paragraph" style:parent-style-name="Standard">
      <style:paragraph-properties fo:margin-left="0.4925in" fo:margin-right="0in" fo:text-indent="0in" style:auto-text-indent="false"/>
      <style:text-properties style:font-name="DejaVu Sans" fo:font-size="14pt" fo:font-weight="bold" style:font-size-asian="14pt" style:font-weight-asian="bold" style:font-size-complex="14pt" style:font-weight-complex="bold"/>
    </style:style>
    <style:style style:name="P11" style:family="paragraph" style:parent-style-name="Standard">
      <style:paragraph-properties fo:margin-left="0in" fo:margin-right="0in" fo:text-indent="0in" style:auto-text-indent="false"/>
      <style:text-properties style:font-name="DejaVu Sans" fo:font-size="14pt" style:font-size-asian="14pt" style:font-size-complex="14pt"/>
    </style:style>
    <style:style style:name="P12" style:family="paragraph" style:parent-style-name="Standard">
      <style:paragraph-properties fo:margin-left="0in" fo:margin-right="0in" fo:text-indent="0in" style:auto-text-indent="false"/>
      <style:text-properties style:font-name="DejaVu San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fo:break-before="page"/>
      <style:text-properties style:font-name="DejaVu Sans"/>
    </style:style>
    <style:style style:name="T1" style:family="text">
      <style:text-properties style:text-position="super 58%"/>
    </style:style>
    <style:style style:name="T2" style:family="text">
      <style:text-properties fo:font-size="16pt"/>
    </style:style>
    <style:style style:name="T3" style:family="text">
      <style:text-properties fo:font-weight="bold" style:font-weight-asian="bold" style:font-weight-complex="bold"/>
    </style:style>
    <style:style style:name="T4" style:family="text">
      <style:text-properties fo:font-size="13pt"/>
    </style:style>
    <style:style style:name="T5" style:family="text">
      <style:text-properties fo:font-size="11pt"/>
    </style:style>
    <style:style style:name="T6" style:family="text">
      <style:text-properties fo:font-size="11pt" style:font-size-asian="15pt" style:font-size-complex="15pt"/>
    </style:style>
    <style:style style:name="T7" style:family="text">
      <style:text-properties fo:font-size="11pt" fo:font-weight="bold" style:font-size-asian="15pt" style:font-weight-asian="bold" style:font-size-complex="15pt" style:font-weight-complex="bold"/>
    </style:style>
    <style:style style:name="T8" style:family="text">
      <style:text-properties fo:font-size="11pt" fo:font-weight="normal" style:font-size-asian="15pt" style:font-weight-asian="normal" style:font-size-complex="15pt"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draw:frame draw:style-name="fr1" draw:name="graphics1" text:anchor-type="as-char" svg:width="3.461in" svg:height="4.0874in" draw:z-index="0"><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3">Tuesday</text:span></text:p>
        <text:p text:style-name="P5"><text:span text:style-name="T3">6pm</text:span> Kelley Engineering </text:p>
        <text:p text:style-name="P5">Center room <text:span text:style-name="T3">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3">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3">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9"><text:span text:style-name="T3">lug.oregonstate.edu</text:span></text:p>
      <text:p text:style-name="P9"><text:span text:style-name="T7"/></text:p>
      <text:p text:style-name="P11"><text:span text:style-name="T6">For more information contact </text:span><text:a xlink:type="simple" xlink:href="mailto:dunhame@onid.orst.edu"><text:span text:style-name="T6">dunhame@onid.orst.edu</text:span></text:a><text:span text:style-name="T6"> (edunham on irc.freenode.net)</text:span></text:p>
      <text:section text:style-name="Sect1" text:name="Section2">
        <text:p text:style-name="P13"><draw:frame draw:style-name="fr1" draw:name="graphics2" text:anchor-type="as-char" svg:width="3.461in" svg:height="4.0874in" draw:z-index="1"><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3">Tuesday</text:span></text:p>
        <text:p text:style-name="P5"><text:span text:style-name="T3">6pm</text:span> Kelley Engineering </text:p>
        <text:p text:style-name="P5">Center room <text:span text:style-name="T3">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3">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3">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9"><text:span text:style-name="T3">lug.oregonstate.edu</text:span></text:p>
      <text:p text:style-name="P9"><text:span text:style-name="T7"/></text:p>
      <text:p text:style-name="P11"><text:span text:style-name="T6">For more information contact </text:span><text:a xlink:type="simple" xlink:href="mailto:dunhame@onid.orst.edu"><text:span text:style-name="T6">dunhame@onid.orst.edu</text:span></text:a><text:span text:style-name="T6"> (edunham on irc.freenode.net)</text:span></text:p>
      <text:section text:style-name="Sect1" text:name="Section3">
        <text:p text:style-name="P13"><draw:frame draw:style-name="fr1" draw:name="graphics3" text:anchor-type="as-char" svg:width="3.461in" svg:height="4.0874in" draw:z-index="2"><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3">Tuesday</text:span></text:p>
        <text:p text:style-name="P5"><text:span text:style-name="T3">6pm</text:span> Kelley Engineering </text:p>
        <text:p text:style-name="P5">Center room <text:span text:style-name="T3">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3">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3">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9"><text:span text:style-name="T3">lug.oregonstate.edu</text:span></text:p>
      <text:p text:style-name="P9"><text:span text:style-name="T7"/></text:p>
      <text:p text:style-name="P11"><text:span text:style-name="T6">For more information contact </text:span><text:a xlink:type="simple" xlink:href="mailto:dunhame@onid.orst.edu"><text:span text:style-name="T6">dunhame@onid.orst.edu</text:span></text:a><text:span text:style-name="T6"> (edunham on irc.freenode.net)</text:span></text:p>
      <text:section text:style-name="Sect1" text:name="Section4">
        <text:p text:style-name="P13"><draw:frame draw:style-name="fr1" draw:name="graphics4" text:anchor-type="as-char" svg:width="3.461in" svg:height="4.0874in" draw:z-index="3"><draw:image xlink:href="http://izaak.jellinek.com/tuxes/images/black%20and%20white%20tux.gif" xlink:type="simple" xlink:show="embed" xlink:actuate="onLoad"/></draw:frame></text:p>
        <text:p text:style-name="P4"/>
        <text:p text:style-name="P4"/>
        <text:p text:style-name="P7">OSU Linux Users Group</text:p>
        <text:p text:style-name="P4"/>
        <text:p text:style-name="P5">Meetings every <text:span text:style-name="T3">Tuesday</text:span></text:p>
        <text:p text:style-name="P5"><text:span text:style-name="T3">6pm</text:span> Kelley Engineering </text:p>
        <text:p text:style-name="P5">Center room <text:span text:style-name="T3">1007</text:span></text:p>
        <text:p text:style-name="P5"/>
        <text:p text:style-name="P5">Join us on Freenode IRC: </text:p>
        <text:p text:style-name="P6">#osu-lug</text:p>
        <text:p text:style-name="P5">webchat.freenode.net</text:p>
      </text:section>
      <text:p text:style-name="P1"/>
      <text:p text:style-name="P2">Beaver BarCamp 12:</text:p>
      <text:p text:style-name="P9">Beaver BarCamp is an informal conference where everyone is encouraged to participate and the sessions are not predetermined. </text:p>
      <text:p text:style-name="P9">9:00am-6:30pm Kelley Engineering Center October 12, 2013</text:p>
      <text:p text:style-name="P10">beaverbarcamp.org</text:p>
      <text:p text:style-name="P9"/>
      <text:p text:style-name="P3"><text:span text:style-name="T3">DevOps Bootcamp:</text:span> </text:p>
      <text:p text:style-name="P9">A full-year training program, meeting 2-3 times per month to teach all the systems administration and software development skills necessary to contribute to open source or get an internship. No Linux experience required, just enthusiasm and willingness to learn. </text:p>
      <text:p text:style-name="P10">lug.oregonstate.edu/devops</text:p>
      <text:p text:style-name="P3"/>
      <text:p text:style-name="P3"><text:span text:style-name="T3">InstallFest:</text:span> </text:p>
      <text:p text:style-name="P9">We'll help you install Linux, either replacing your current operating system, beside your current operating system, or in a virtual machine. </text:p>
      <text:p text:style-name="P9">October 8<text:span text:style-name="T1">th</text:span>, 2013 from 6-8pm in KEC1007</text:p>
      <text:p text:style-name="P9"><text:span text:style-name="T3">lug.oregonstate.edu</text:span></text:p>
      <text:p text:style-name="P9"><text:span text:style-name="T7"/></text:p>
      <text:p text:style-name="P12"><text:span text:style-name="T8">For more information contact </text:span><text:a xlink:type="simple" xlink:href="mailto:dunhame@onid.orst.edu"><text:span text:style-name="T8">dunhame@onid.orst.edu</text:span></text:a><text:span text:style-name="T8"> (edunham on irc.freenode.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Dunham</meta:initial-creator>
    <meta:creation-date>2013-10-04T09:11:59</meta:creation-date>
    <meta:document-statistic meta:table-count="0" meta:image-count="4" meta:object-count="0" meta:page-count="4" meta:paragraph-count="80" meta:word-count="516" meta:character-count="3800" meta:non-whitespace-character-count="3328"/>
    <dc:date>2013-10-04T09:22:21</dc:date>
    <dc:creator>Emily Dunham</dc:creator>
    <meta:editing-duration>PT10M22S</meta:editing-duration>
    <meta:editing-cycles>1</meta:editing-cycles>
    <meta:generator>LibreOffice/3.4$Unix LibreOffice_project/340m1$Build-502</meta:generator>
  </office:meta>
</office:document-meta>
</file>